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011cm"/>
    </style:style>
    <style:style style:name="Table19.B" style:family="table-column">
      <style:table-column-properties style:column-width="3.355cm"/>
    </style:style>
    <style:style style:name="Table19.C" style:family="table-column">
      <style:table-column-properties style:column-width="1.72cm"/>
    </style:style>
    <style:style style:name="Table19.D" style:family="table-column">
      <style:table-column-properties style:column-width="3.357cm"/>
    </style:style>
    <style:style style:name="Table19.E" style:family="table-column">
      <style:table-column-properties style:column-width="7.491cm"/>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fo:keep-with-next="always"/>
    </style:style>
    <style:style style:name="Table55.A" style:family="table-column">
      <style:table-column-properties style:column-width="4.249cm" style:rel-column-width="16382*"/>
    </style:style>
    <style:style style:name="Table55.D" style:family="table-column">
      <style:table-column-properties style:column-width="4.251cm" style:rel-column-width="16389*"/>
    </style:style>
    <style:style style:name="Table55.A1" style:family="table-cell">
      <style:table-cell-properties fo:padding="0.097cm" fo:border-left="0.002cm solid #000000" fo:border-right="none" fo:border-top="0.002cm solid #000000" fo:border-bottom="0.002cm solid #000000"/>
    </style:style>
    <style:style style:name="Table55.D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fo:keep-with-next="always"/>
    </style:style>
    <style:style style:name="Table56.A" style:family="table-column">
      <style:table-column-properties style:column-width="4.249cm" style:rel-column-width="16382*"/>
    </style:style>
    <style:style style:name="Table56.D" style:family="table-column">
      <style:table-column-properties style:column-width="4.251cm" style:rel-column-width="16389*"/>
    </style:style>
    <style:style style:name="Table56.A1" style:family="table-cell">
      <style:table-cell-properties fo:padding="0.097cm" fo:border-left="0.002cm solid #000000" fo:border-right="none" fo:border-top="0.002cm solid #000000" fo:border-bottom="0.002cm solid #000000"/>
    </style:style>
    <style:style style:name="Table56.D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data-style-name="N0">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33cm" fo:margin-top="0cm" fo:margin-bottom="0cm" table:align="left" fo:keep-with-next="always"/>
    </style:style>
    <style:style style:name="Table31.A" style:family="table-column">
      <style:table-column-properties style:column-width="1.93cm"/>
    </style:style>
    <style:style style:name="Table31.B" style:family="table-column">
      <style:table-column-properties style:column-width="3.657cm"/>
    </style:style>
    <style:style style:name="Table31.C" style:family="table-column">
      <style:table-column-properties style:column-width="2.674cm"/>
    </style:style>
    <style:style style:name="Table31.D" style:family="table-column">
      <style:table-column-properties style:column-width="8.673cm"/>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text-properties fo:font-style="normal" style:text-underline-style="none" style:font-style-asian="normal" style:font-style-complex="normal"/>
    </style:style>
    <style:style style:name="P6" style:family="paragraph" style:parent-style-name="Table_20_Contents">
      <style:text-properties style:use-window-font-color="true"/>
    </style:style>
    <style:style style:name="P7" style:family="paragraph" style:parent-style-name="Table_20_Contents">
      <style:text-properties fo:color="#000000"/>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color="#ff0000"/>
    </style:style>
    <style:style style:name="P10" style:family="paragraph" style:parent-style-name="Text_20_body">
      <style:text-properties fo:color="#dc2300"/>
    </style:style>
    <style:style style:name="P11" style:family="paragraph" style:parent-style-name="Text_20_body">
      <style:text-properties fo:font-style="italic" style:font-style-asian="italic" style:font-style-complex="italic"/>
    </style:style>
    <style:style style:name="P12" style:family="paragraph" style:parent-style-name="Table_20_Heading">
      <style:text-properties fo:font-style="normal" style:font-style-asian="normal" style:font-style-complex="normal"/>
    </style:style>
    <style:style style:name="P13" style:family="paragraph" style:parent-style-name="Contents_20_Heading">
      <style:paragraph-properties fo:break-before="page"/>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text-properties fo:color="#dc2300"/>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7-08T19:13:50.99">7/8/11</text:date>, Richard Olsson, Away3D team</text:p>
      <text:p text:style-name="Text_20_body"/>
      <text:p text:style-name="Text_20_body"/>
      <text:p text:style-name="P10">This is a work-in-progress draft of the file format specification for the binary (second-generation) Away3D data format (AWD). Any community feedback is welcome at http://groups.google.com/group/away3d-dev or to r@richardolsson.se.</text:p>
      <text:p text:style-name="P10">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0">All feedback is welcome, but these points are particularly interesting at this time:</text:p>
      <text:list xml:id="list343047285" text:style-name="L1">
        <text:list-item>
          <text:p text:style-name="P17">Namespaces: General thoughts on the need for namespaces?</text:p>
        </text:list-item>
        <text:list-item>
          <text:p text:style-name="P17">Material architecture: Any community feedback or wishes for features are welcome.</text:p>
        </text:list-item>
        <text:list-item>
          <text:p text:style-name="P17">Animation architecture: Any community feedback or wishes for features are welcome.</text:p>
        </text:list-item>
        <text:list-item>
          <text:p text:style-name="P17">Command blocks: Any community feedback is welcome.</text:p>
        </text:list-item>
        <text:list-item>
          <text:p text:style-name="P17">Limitations (see Part III): Any part of the format where limits need to be lifted?</text:p>
        </text:list-item>
        <text:list-item>
          <text:p text:style-name="P17">Paths, number of steps per segment? Should it be defined per instance or per path data?</text:p>
        </text:list-item>
      </text:list>
      <text:p text:style-name="P10">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4">Part I: Introduction </text:p>
          <text:p text:style-name="P15">What is AWD?<text:tab/>3</text:p>
          <text:p text:style-name="P15">What is Away3D?<text:tab/>3</text:p>
          <text:p text:style-name="P15">AWD Design intentions<text:tab/>3</text:p>
          <text:p text:style-name="P15">What about old-school AWD?<text:tab/>4</text:p>
          <text:p text:style-name="P15">How to read this document<text:tab/>4</text:p>
          <text:p text:style-name="P16">For encoder implementers<text:tab/>4</text:p>
          <text:p text:style-name="P16">For parser implementers<text:tab/>4</text:p>
          <text:p text:style-name="P16">For those looking to extend the format<text:tab/>5</text:p>
          <text:p text:style-name="P16">Terminology<text:tab/>5</text:p>
          <text:p text:style-name="P14">Part II: File format specification </text:p>
          <text:p text:style-name="P15">Top-level structure of an AWD document<text:tab/>6</text:p>
          <text:p text:style-name="P16">File header<text:tab/>6</text:p>
          <text:p text:style-name="P16">File body<text:tab/>7</text:p>
          <text:p text:style-name="P16">Streaming AWD<text:tab/>8</text:p>
          <text:p text:style-name="P16">Compression<text:tab/>8</text:p>
          <text:p text:style-name="P15">The Data Block concept<text:tab/>9</text:p>
          <text:p text:style-name="P16">Anatomy of a block<text:tab/>9</text:p>
          <text:p text:style-name="P16">Block IDs and addressing<text:tab/>10</text:p>
          <text:p text:style-name="P16">Block namespaces<text:tab/>10</text:p>
          <text:p text:style-name="P16">Block types<text:tab/>11</text:p>
          <text:p text:style-name="P15">Geometry blocks<text:tab/>11</text:p>
          <text:p text:style-name="P16">MeshData<text:tab/>11</text:p>
          <text:p text:style-name="P15">Scene object blocks<text:tab/>15</text:p>
          <text:p text:style-name="P16">Scene<text:tab/>15</text:p>
          <text:p text:style-name="P16">Container<text:tab/>15</text:p>
          <text:p text:style-name="P16">Primitive<text:tab/>16</text:p>
          <text:p text:style-name="P16">Light<text:tab/>17</text:p>
          <text:p text:style-name="P16">Camera<text:tab/>17</text:p>
          <text:p text:style-name="P16">MeshInstance<text:tab/>18</text:p>
          <text:p text:style-name="P15">Material blocks<text:tab/>19</text:p>
          <text:p text:style-name="P16">Texture block<text:tab/>19</text:p>
          <text:p text:style-name="P16">Material block<text:tab/>19</text:p>
          <text:p text:style-name="P15">Animation blocks<text:tab/>20</text:p>
          <text:p text:style-name="P16">Skeleton<text:tab/>20</text:p>
          <text:p text:style-name="P16">SkeletonPose<text:tab/>21</text:p>
          <text:p text:style-name="P16">SkeletonAnimation<text:tab/>22</text:p>
          <text:p text:style-name="P16">UVAnimation<text:tab/>23</text:p>
          <text:p text:style-name="P15">Namespace blocks<text:tab/>24</text:p>
          <text:p text:style-name="P15">Meta-data blocks<text:tab/>24</text:p>
          <text:p text:style-name="P15">Field types and special values<text:tab/>25</text:p>
          <text:p text:style-name="P16">Numbers<text:tab/>25</text:p>
          <text:p text:style-name="P16">Booleans and true/false values<text:tab/>26</text:p>
          <text:p text:style-name="P16">Byte arrays<text:tab/>26</text:p>
          <text:p text:style-name="P16">Strings<text:tab/>26</text:p>
          <text:p text:style-name="P16">Vectors and matrices<text:tab/>26</text:p>
          <text:p text:style-name="P16">Addresses<text:tab/>27</text:p>
          <text:p text:style-name="P16">Colors<text:tab/>27</text:p>
          <text:p text:style-name="P16">Attributes<text:tab/>27</text:p>
          <text:p text:style-name="P16">References and null values<text:tab/>29</text:p>
          <text:p text:style-name="P14">Part III: Using AWD </text:p>
          <text:p text:style-name="P15">Official AWD tools<text:tab/>30</text:p>
          <text:p text:style-name="P16">AWD SDK<text:tab/>30</text:p>
          <text:p text:style-name="P16">Official importer/exporter implementations<text:tab/>30</text:p>
          <text:p text:style-name="P15">Extending the AWD format<text:tab/>31</text:p>
          <text:p text:style-name="P16">User attributes<text:tab/>31</text:p>
          <text:p text:style-name="P16">User blocks<text:tab/>31</text:p>
          <text:p text:style-name="P16">Namespaces in AWD<text:tab/>31</text:p>
          <text:p text:style-name="P15">Parsing an AWD document<text:tab/>32</text:p>
          <text:p text:style-name="P16">Handling block references<text:tab/>32</text:p>
          <text:p text:style-name="P16">Handling unrecognized elements<text:tab/>32</text:p>
          <text:p text:style-name="P16">Parsing extended AWD documents<text:tab/>33</text:p>
          <text:p text:style-name="P15">AWD Limitations<text:tab/>33</text:p>
          <text:p text:style-name="P16">General limitations<text:tab/>33</text:p>
          <text:p text:style-name="P16">AWD data type limitations<text:tab/>34</text:p>
          <text:p text:style-name="P16">Geometry limitations<text:tab/>34</text:p>
          <text:p text:style-name="P15">AWD Structure examples<text:tab/>34</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o verbose for the purpose of using them with Away3D. </text:p>
      <text:p text:style-name="Text_20_body">In addition to this goal, AWD has been designed to be web and Flash friendly, meaning it needs to meet tough file size requirements, while not being too expensive to parse. Focus is on parsing performance over generation performance.</text:p>
      <text:p text:style-name="Text_20_body">The main goals of AWD and reasons for creating it are:</text:p>
      <text:list xml:id="list365771970" text:style-name="L2">
        <text:list-item>
          <text:p text:style-name="P18">Support all the features of Away3D so that an entire Away3D scene can be transferred using AWD, but don't jump through hoops trying to be more than that.</text:p>
        </text:list-item>
        <text:list-item>
          <text:p text:style-name="P18">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18"><text:soft-page-break/>Be extendable. Away3D is a constantly evolving engine, and the supporting file format needs to be able to keep up the pace. Furthermore, it should be possible for AWD users to extend the format without breaking conformity with the format specification.</text:p>
        </text:list-item>
        <text:list-item>
          <text:p text:style-name="P18">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 including information about the official AWD SDK which can ideally be used to create expor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text:soft-page-break/>in Part III. The section called "Official AWD tools" might also contain information that is relevant to parser implementers, including information about the official AWD SDK which can ideally be used to aid parsing of AWD files.</text:p>
      <text:p text:style-name="Text_20_body">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AWD 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 or a structured (and often recurring) sequence of fields.</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4">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ZLIB</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Wide geometry (optimize for accuracy)</text:p>
          </table:table-cell>
          <table:table-cell table:style-name="Table26.D2" office:value-type="string">
            <text:p text:style-name="Text_20_body">Defines optimization method of geometry data.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text:p>
          </table:table-cell>
          <table:table-cell table:style-name="Table26.A2" office:value-type="string">
            <text:p text:style-name="Table_20_Contents">0x0004</text:p>
          </table:table-cell>
          <table:table-cell table:style-name="Table26.A2" office:value-type="string">
            <text:p text:style-name="Table_20_Contents">Wide transform matrices (optimize for accuracy)</text:p>
          </table:table-cell>
          <table:table-cell table:style-name="Table26.D2" office:value-type="string">
            <text:p text:style-name="Text_20_body">Defines optimization method of matrix data. If set, this bit indicates that the file is optimized for accuracy, meaning that float values in all matrices need to be doubled in size (<text:span text:style-name="T1">float64</text:span> instead of <text:span text:style-name="T1">float32</text:span>). This bit unset means optimize for file size which is the default.</text:p>
          </table:table-cell>
        </table:table-row>
        <table:table-row>
          <table:table-cell table:style-name="Table26.A2" office:value-type="string">
            <text:p text:style-name="Table_20_Contents">03 -</text:p>
            <text:p text:style-name="Table_20_Contents">15 </text:p>
          </table:table-cell>
          <table:table-cell table:style-name="Table26.A2" office:value-type="string">
            <text:p text:style-name="Table_20_Contents">0x0008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text:soft-page-break/>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ZLIB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ZLIB/Deflate compression</text:h>
      <text:p text:style-name="Text_20_body">The ZLIB/Deflate compression algorithm is used by the very popular ZIP and GZIP compression file formats and provides a fairly efficient compression at low decompression performance costs. Deflate compression is natively supported by many environments, including Flash Player. This means that in many cases (one of which is indeed the Flash Player) ZLIB compression is an excellent trade-off between file size and decompression speed. In Flash Player particularly, native decompression of ZLIB/Deflate can be several orders of magnitude faster than decoding other formats using implementations in ActionScript 3.</text:p>
      <text:p text:style-name="Focus_20_point">Use ZLIB compression when the size of a file is important, but the network connection is believed to be so fast that the size of the file is less important than the time it takes to decode it.</text:p>
      <text:p text:style-name="Text_20_body">In a ZLIB compressed AWD file, the body is the exact output from ZLIB including heading and trailing meta-data (checksum), which means it can be handed straight to a ZLIB decoding (inflation) machine.</text:p>
      <text:h text:style-name="Heading_20_4" text:outline-level="4"><text:soft-page-break/>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ZLIB.</text:p>
      <text:p text:style-name="Focus_20_point">Use LZMA for very large files or when network transfer speed is believed to be the bottle-neck rather than processing speed.</text:p>
      <text:p text:style-name="Text_20_body">The LZMA compression is very configurable, and hence requires some meta-data to be stored for the compressed body data to be correctly decompressed. The first nine bytes of the body data in an LZMA-compressed AWD file define the size of the decompressed body as an unsigned 32-bit integer, followed by the LZMA properties encoded as per the LZMA standard.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string">
            <text:p text:style-name="Table_20_Contents">0</text:p>
          </table:table-cell>
          <table:table-cell table:style-name="Table27.A2" office:value-type="string">
            <text:p text:style-name="Table_20_Contents">4</text:p>
          </table:table-cell>
          <table:table-cell table:style-name="Table27.A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A2" office:value-type="string">
            <text:p text:style-name="Table_20_Contents">4</text:p>
          </table:table-cell>
          <table:table-cell table:style-name="Table27.A2" office:value-type="string">
            <text:p text:style-name="Table_20_Contents">5</text:p>
          </table:table-cell>
          <table:table-cell table:style-name="Table27.A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A2" office:value-type="string">
            <text:p text:style-name="Table_20_Contents">9</text:p>
          </table:table-cell>
          <table:table-cell table:style-name="Table27.A2" office:value-type="string">
            <text:p text:style-name="Table_20_Contents">Variable</text:p>
          </table:table-cell>
          <table:table-cell table:style-name="Table27.A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This structure allows for easy decompression using the LZMA SDK LzmaDecode() function, without the need of dynamic buffer allocation and chunk-for-chunk decompression of the stream.</text:p>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47463599" text:style-name="L3">
        <text:list-item>
          <text:p text:style-name="P19">Block header: 10 bytes structured according to the table above, defining block ID, namespace, type and length.</text:p>
        </text:list-item>
        <text:list-item>
          <text:p text:style-name="P19">Basic required values: a static condensed list of value-only fields where the order and semantics are defined explicitly by the AWD file format specification and where every value is required.</text:p>
        </text:list-item>
        <text:list-item>
          <text:p text:style-name="P19">Optional properties: a dynamic list of key/value pairs defined by the AWD file format specification. See the section “Numeric Attributes” for more info.</text:p>
        </text:list-item>
        <text:list-item>
          <text:p text:style-name="P19">Sub-structure: Lists of logical elements that are hierarchically ordered below this block, but do not have their own blocks, like lists of joints in a skeleton or sub-meshes in a mesh data block.</text:p>
        </text:list-item>
        <text:list-item>
          <text:p text:style-name="P19">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p text:style-name="Text_20_body">Block references <text:span text:style-name="T1">must always be made backwards</text:span><text:span text:style-name="T2">, meaning that block N can only reference blocks for which the ID is less than N.</text:span></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text:soft-page-break/>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6"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ight</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2"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4"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Namespace</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Meta-data</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referenced by several mesh instances in a scene, so that the same geometry data is used to render several objects saving storage space on disk and in memory.</text:p>
      <text:p text:style-name="Text_20_body">The top-level structure of a mesh data block is defined by this table:</text:p>
      <table:table table:name="Table7" table:style-name="Table7">
        <table:table-column table:style-name="Table7.A" table:number-columns-repeated="3"/>
        <table:table-column table:style-name="Table7.D"/>
        <text:soft-page-break/>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re are no numeric properties for MeshData blocks in this version of AWD.</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Table_20_Contents">4</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7" text:name="Table" text:formula="ooow:Table+1" style:num-format="1">8</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8" text:name="Table" text:formula="ooow:Table+1" style:num-format="1">9</text:sequence>: MeshData data stream structure</text:p>
      <text:p text:style-name="Focus_20_point"><text:span text:style-name="Strong_20_Emphasis">NOTE:</text:span> When the <text:span text:style-name="T1">optimize for accuracy</text:span> flag is set for geometry in the file header, the data stream accuracy is increased by using alternate data types in the stream. The above table defines the defaults. See the table below for both variations.</text:p>
      <text:p text:style-name="Text_20_body"><text:soft-page-break/>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7</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9" text:name="Table" text:formula="ooow:Table+1" style:num-format="1">10</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3" text:outline-level="5">Content structure of Joint index and weight streams</text:h>
      <text:p text:style-name="P8">The joint index and joint weight streams are used to bind the vertices of a mesh to a joint in a skeleton. They must have the same number of elements. </text:p>
      <text:p text:style-name="P8">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text:soft-page-break/>each vertex can be bound to two joints.</text:p>
      <text:p text:style-name="P8">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8">Continuing the example of N=2, consider the following two streams:</text:p>
      <text:p text:style-name="P11"><text:tab/>Joint indices: 0, 1, 3, 0</text:p>
      <text:p text:style-name="P11"><text:tab/>Joint weights: 0.6, 0.4, 1.0, 0</text:p>
      <text:p text:style-name="P8">The joint weights for the first vertex in the vertex stream are defined by the first two numbers in these streams (since N=2). The first joint to which this vertex is bound is the one with index 0, and the bind is weighted at 0.6. The same vertex is also bound to joint 1, for which the weight is 0.4.</text:p>
      <text:p text:style-name="P8">The second pair in each stream defines the two bindings for the second vertex of this sub-mesh. In this example, this vertex is bound to joint 3 which is weighted at 1.0, and also to joint 0. Note however that this last binding has zero weight, which in practice means that it will be ignored.</text:p>
      <text:p text:style-name="P8">The sum of all weights on a vertex must always be 1.0. In this example the first pair has a sum of 1.0 (0.6 and 0.4) and so does the second pair (1.0 and 0.0), and they are thus both correctly formatted.</text:p>
      <text:p text:style-name="P8">Weights should also be ordered from largest to smallest, so that any zero weights are always at the end. This is because the rendering engine might discard any weights after the first zero weight as a performance optimization. Away3D does this.</text:p>
      <text:p text:style-name="P8">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a previou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0" text:name="Table" text:formula="ooow:Table+1" style:num-format="1">11</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text:soft-page-break/>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1" text:name="Table" text:formula="ooow:Table+1" style:num-format="1">12</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2" text:name="Table" text:formula="ooow:Table+1" style:num-format="1">13</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C2" office:value-type="string">
            <text:p text:style-name="Table_20_Contents">1</text:p>
          </table:table-cell>
          <table:table-cell table:style-name="Table17.C2" office:value-type="string">
            <text:p text:style-name="Table_20_Contents">4</text:p>
          </table:table-cell>
          <table:table-cell table:style-name="Table17.C2" office:value-type="string">
            <text:p text:style-name="P2">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5</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3" text:name="Table" text:formula="ooow:Table+1" style:num-format="1">14</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ext:soft-page-break/>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
      <text:p text:style-name="Table">Table <text:sequence text:ref-name="refTable14" text:name="Table" text:formula="ooow:Table+1" style:num-format="1">15</text:sequence>: Primitive types.</text:p>
      <text:p text:style-name="Text_20_body">The numeric properties are defined by the following table. Some properties are limited to a specific primitive or set of primitives. The "relevant for" column declares when this is the case, and any semantic differences for a property depending on primitive type is described in the description column.</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A1" office:value-type="string">
            <text:p text:style-name="Table_20_Heading">Relevant for</text:p>
          </table:table-cell>
          <table:table-cell table:style-name="Table19.E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B2" office:value-type="string">
            <text:p text:style-name="Table_20_Contents">Plane, cube</text:p>
          </table:table-cell>
          <table:table-cell table:style-name="Table19.E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B2" office:value-type="string">
            <text:p text:style-name="Table_20_Contents">Plane, cube, cylinder</text:p>
          </table:table-cell>
          <table:table-cell table:style-name="Table19.E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B2" office:value-type="string">
            <text:p text:style-name="Table_20_Contents">Cube</text:p>
          </table:table-cell>
          <table:table-cell table:style-name="Table19.E2" office:value-type="string">
            <text:p text:style-name="Table_20_Contents">Total depth of the primitive (Z axis).</text:p>
          </table:table-cell>
        </table:table-row>
        <table:table-row>
          <table:table-cell table:style-name="Table19.B2" office:value-type="string">
            <text:p text:style-name="Table_20_Contents">4</text:p>
          </table:table-cell>
          <table:table-cell table:style-name="Table19.B2" office:value-type="string">
            <text:p text:style-name="Table_20_Contents">Radius (default)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Sphere, cylinder</text:p>
          </table:table-cell>
          <table:table-cell table:style-name="Table19.E2" office:value-type="string">
            <text:p text:style-name="Table_20_Contents">Radius of a sphere or cylinder primitive. When used on a cylinder, defines the overall, or "default" radius, which can be overridden by the more specific top/bottom radii. See note at <text:span text:style-name="Footnote_20_anchor">1</text:span>.</text:p>
          </table:table-cell>
        </table:table-row>
        <table:table-row>
          <table:table-cell table:style-name="Table19.B2" office:value-type="string">
            <text:p text:style-name="Table_20_Contents">5</text:p>
          </table:table-cell>
          <table:table-cell table:style-name="Table19.B2" office:value-type="string">
            <text:p text:style-name="Table_20_Contents">Radius (top)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Top radius of a cylinder. Overrides default radius (property 4) if one exists.</text:p>
          </table:table-cell>
        </table:table-row>
        <table:table-row>
          <table:table-cell table:style-name="Table19.B2" office:value-type="string">
            <text:p text:style-name="Table_20_Contents">6</text:p>
          </table:table-cell>
          <table:table-cell table:style-name="Table19.B2" office:value-type="string">
            <text:p text:style-name="Table_20_Contents">Radius (bottom) <text:span text:style-name="Footnote_20_anchor">1</text:span></text:p>
          </table:table-cell>
          <table:table-cell table:style-name="Table19.B2" office:value-type="string">
            <text:p text:style-name="Table_20_Contents">float64</text:p>
          </table:table-cell>
          <table:table-cell table:style-name="Table19.B2" office:value-type="string">
            <text:p text:style-name="Table_20_Contents">Cylinder</text:p>
          </table:table-cell>
          <table:table-cell table:style-name="Table19.E2" office:value-type="string">
            <text:p text:style-name="Table_20_Contents">Bottom radius of a cylinder. Overrides default radius (property 4) if one exists.</text:p>
          </table:table-cell>
        </table:table-row>
        <table:table-row>
          <table:table-cell table:style-name="Table19.B2" office:value-type="string">
            <text:p text:style-name="Table_20_Contents">7</text:p>
          </table:table-cell>
          <table:table-cell table:style-name="Table19.B2" office:value-type="string">
            <text:p text:style-name="Table_20_Contents">Segments (W)</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width/X axis on plane and cube primitives, or number of sectors on sphere, cylinder and cone primitives.</text:p>
          </table:table-cell>
        </table:table-row>
        <table:table-row>
          <table:table-cell table:style-name="Table19.B2" office:value-type="string">
            <text:p text:style-name="Table_20_Contents">8</text:p>
          </table:table-cell>
          <table:table-cell table:style-name="Table19.B2" office:value-type="string">
            <text:p text:style-name="Table_20_Contents">Segments (H)</text:p>
          </table:table-cell>
          <table:table-cell table:style-name="Table19.B2" office:value-type="string">
            <text:p text:style-name="Table_20_Contents">uint16</text:p>
          </table:table-cell>
          <table:table-cell table:style-name="Table19.B2" office:value-type="string">
            <text:p text:style-name="Table_20_Contents">Plane, cube, sphere, cylinder</text:p>
          </table:table-cell>
          <table:table-cell table:style-name="Table19.E2" office:value-type="string">
            <text:p text:style-name="Table_20_Contents">Number of segments on the height/Y axis on all primitives.</text:p>
          </table:table-cell>
        </table:table-row>
        <table:table-row>
          <table:table-cell table:style-name="Table19.B2" office:value-type="string">
            <text:p text:style-name="Table_20_Contents">9</text:p>
          </table:table-cell>
          <table:table-cell table:style-name="Table19.B2" office:value-type="string">
            <text:p text:style-name="Table_20_Contents">Segments (D)</text:p>
          </table:table-cell>
          <table:table-cell table:style-name="Table19.B2" office:value-type="string">
            <text:p text:style-name="Table_20_Contents">uint16</text:p>
          </table:table-cell>
          <table:table-cell table:style-name="Table19.B2" office:value-type="string">
            <text:p text:style-name="Table_20_Contents">Cube</text:p>
          </table:table-cell>
          <table:table-cell table:style-name="Table19.E2" office:value-type="string">
            <text:p text:style-name="Table_20_Contents">Number of segments on the depth/Z axis.</text:p>
          </table:table-cell>
        </table:table-row>
        <table:table-row>
          <table:table-cell table:style-name="Table19.B2" office:value-type="string">
            <text:p text:style-name="Table_20_Contents">10</text:p>
          </table:table-cell>
          <table:table-cell table:style-name="Table19.B2" office:value-type="string">
            <text:p text:style-name="Table_20_Contents">Top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top end of a cylinder should be closed, forming a cone.</text:p>
          </table:table-cell>
        </table:table-row>
        <table:table-row>
          <table:table-cell table:style-name="Table19.B2" office:value-type="string">
            <text:p text:style-name="Table_20_Contents">11</text:p>
          </table:table-cell>
          <table:table-cell table:style-name="Table19.B2" office:value-type="string">
            <text:p text:style-name="Table_20_Contents">Bottom closed</text:p>
          </table:table-cell>
          <table:table-cell table:style-name="Table19.B2" office:value-type="string">
            <text:p text:style-name="Table_20_Contents">bool</text:p>
          </table:table-cell>
          <table:table-cell table:style-name="Table19.B2" office:value-type="string">
            <text:p text:style-name="Table_20_Contents">Cylinder</text:p>
          </table:table-cell>
          <table:table-cell table:style-name="Table19.E2" office:value-type="string">
            <text:p text:style-name="Table_20_Contents">Defines whether the bottom end of a cylinder should be closed, forming a cone.</text:p>
          </table:table-cell>
        </table:table-row>
        <table:table-row>
          <table:table-cell table:style-name="Table19.B2" office:value-type="string">
            <text:p text:style-name="Table_20_Contents">12</text:p>
          </table:table-cell>
          <table:table-cell table:style-name="Table19.B2" office:value-type="string">
            <text:p text:style-name="Table_20_Contents">Y up</text:p>
          </table:table-cell>
          <table:table-cell table:style-name="Table19.B2" office:value-type="string">
            <text:p text:style-name="Table_20_Contents">bool</text:p>
          </table:table-cell>
          <table:table-cell table:style-name="Table19.B2" office:value-type="string">
            <text:p text:style-name="Table_20_Contents">Plane, Sphere, Cylinder</text:p>
          </table:table-cell>
          <table:table-cell table:style-name="Table19.E2" office:value-type="string">
            <text:p text:style-name="Table_20_Contents">Defines whether the primitive should be created such that the "up" axis of the mesh aligns with the Y axis. On planes and cylinders, the up axis is the "height" axis. On a sphere, the up axis is defined as that which intersects the sphere's poles.</text:p>
          </table:table-cell>
        </table:table-row>
      </table:table>
      <text:p text:style-name="Table">Table <text:sequence text:ref-name="refTable15" text:name="Table" text:formula="ooow:Table+1" style:num-format="1">16</text:sequence>: Primitive block properties.</text:p>
      <text:p text:style-name="Text_20_body"><text:span text:style-name="Footnote_20_anchor">1 </text:span>The top, bottom and default radius properties on a cylinder are related to each other such that if either top or bottom radius has been defined and the other is missing, the undefined radius must be assumed to be the same as the default radius if on has been defined. If no default radius has been defined, an undefined top or bottom radius must be assumed to have the same value as the other which has been defined. If neither of the three properties have been defined, the default value can be decided by the parser.</text:p>
      <text:p text:style-name="Text_20_body">Jidder</text:p>
      <text:p text:style-name="Text_20_body"/>
      <text:h text:style-name="Heading_20_3" text:outline-level="3"><text:soft-page-break/>Light</text:h>
      <text:p text:style-name="Text_20_body">Light blocks represent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16" text:name="Table" text:formula="ooow:Table+1" style:num-format="1">17</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B2" office:value-type="string">
            <text:p text:style-name="Table_20_Contents">3</text:p>
          </table:table-cell>
          <table:table-cell table:style-name="Table21.B2" office:value-type="string">
            <text:p text:style-name="Table_20_Contents">Color</text:p>
          </table:table-cell>
          <table:table-cell table:style-name="Table21.B2" office:value-type="string">
            <text:p text:style-name="Table_20_Contents">color</text:p>
          </table:table-cell>
          <table:table-cell table:style-name="Table21.D2" office:value-type="string">
            <text:p text:style-name="Table_20_Contents">Color of the light.</text:p>
          </table:table-cell>
        </table:table-row>
        <table:table-row>
          <table:table-cell table:style-name="Table21.B2" office:value-type="string">
            <text:p text:style-name="Table_20_Contents">4</text:p>
          </table:table-cell>
          <table:table-cell table:style-name="Table21.B2" office:value-type="string">
            <text:p text:style-name="Table_20_Contents">Specular intensity</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B2" office:value-type="string">
            <text:p text:style-name="Table_20_Contents">5</text:p>
          </table:table-cell>
          <table:table-cell table:style-name="Table21.B2" office:value-type="string">
            <text:p text:style-name="Table_20_Contents">Diffuse intensity</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row>
          <table:table-cell table:style-name="Table21.B2" office:value-type="string">
            <text:p text:style-name="Table_20_Contents">6</text:p>
          </table:table-cell>
          <table:table-cell table:style-name="Table21.B2" office:value-type="string">
            <text:p text:style-name="Table_20_Contents">Casts shadows</text:p>
          </table:table-cell>
          <table:table-cell table:style-name="Table21.B2" office:value-type="string">
            <text:p text:style-name="Table_20_Contents">bool</text:p>
          </table:table-cell>
          <table:table-cell table:style-name="Table21.D2" office:value-type="string">
            <text:p text:style-name="Table_20_Contents">Defines whether this light can cast shadows onto surfaces with compatible materials.</text:p>
          </table:table-cell>
        </table:table-row>
      </table:table>
      <text:p text:style-name="Table">Table <text:sequence text:ref-name="refTable17" text:name="Table" text:formula="ooow:Table+1" style:num-format="1">18</text:sequence>: Lamp block properties.</text:p>
      <text:p text:style-name="Text_20_body"/>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ext:soft-page-break/>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ext:p text:style-name="Table_20_Contents">2: Orthographic</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18" text:name="Table" text:formula="ooow:Table+1" style:num-format="1">19</text:sequence>: Camera block fields (in addition to common scene object fields.)</text:p>
      <text:p text:style-name="Text_20_body">For free and target cameras, the transformation matrix (in the common scene block fields) defines the position and transformation of the camera's point of view and must be interpreted as such. However, for target cameras the target property (below) could potentially cause the orientation to be overridden.</text:p>
      <text:p text:style-name="Text_20_body">For hover cameras, the position defined by the transformation matrix defines the the point around which the camera hovers. This means that the translation and orientation from the matrix in no way reflects the transformation of the camera's actual point of view. </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span text:style-name="Footnote_20_anchor">1</text:span></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span text:style-name="Footnote_20_anchor">1</text:span></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19" text:name="Table" text:formula="ooow:Table+1" style:num-format="1">20</text:sequence>: Camera block properties.</text:p>
      <text:p text:style-name="Text_20_body"><text:span text:style-name="Footnote_20_anchor">1</text:span> Target object (property 3) and target point (property 4) should never both be defined on the same block. In cases where they are, target point must be ignored.</text:p>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0" text:name="Table" text:formula="ooow:Table+1" style:num-format="1">21</text:sequence>: MeshInstance fields (in addition to common scene object fields.)</text:p>
      <text:p text:style-name="Text_20_body">There are no properties available for mesh instances in this version of the format.</text:p>
      <text:h text:style-name="Heading_20_2" text:outline-level="2">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ext:soft-page-break/>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
      <text:p text:style-name="Text_20_body">Jidder</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6">Variable</text:p>
          </table:table-cell>
          <table:table-cell table:style-name="Table46.B2" office:value-type="string">
            <text:p text:style-name="P6">2</text:p>
          </table:table-cell>
          <table:table-cell table:style-name="Table46.B2" office:value-type="string">
            <text:p text:style-name="P6">uint16</text:p>
          </table:table-cell>
          <table:table-cell table:style-name="Table46.D2" office:value-type="string">
            <text:p text:style-name="P6">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1" text:name="Table" text:formula="ooow:Table+1" style:num-format="1">22</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16-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2" text:name="Table" text:formula="ooow:Table+1" style:num-format="1">23</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text:soft-page-break/>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7">Variable</text:p>
          </table:table-cell>
          <table:table-cell table:style-name="Table48.B2" office:value-type="string">
            <text:p text:style-name="P7">2</text:p>
          </table:table-cell>
          <table:table-cell table:style-name="Table48.B2" office:value-type="string">
            <text:p text:style-name="P7">uint16</text:p>
          </table:table-cell>
          <table:table-cell table:style-name="Table48.D2" office:value-type="string">
            <text:p text:style-name="P7">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4">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23" text:name="Table" text:formula="ooow:Table+1" style:num-format="1">24</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24" text:name="Table" text:formula="ooow:Table+1" style:num-format="1">25</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text:soft-page-break/>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4">List of <text:span text:style-name="T1">SkelAnimFrame</text:span></text:p>
          </table:table-cell>
          <table:table-cell table:style-name="Table50.D2" office:value-type="string">
            <text:p text:style-name="Table_20_Contents">Frames as a list of skeleton animation frame structures (see below.)</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25" text:name="Table" text:formula="ooow:Table+1" style:num-format="1">26</text:sequence>: Structure of SkeletonAnimation blocks.</text:p>
      <text:h text:style-name="Heading_20_4" text:outline-level="4">Skeleton animation frames</text:h>
      <text:p text:style-name="Text_20_body">The frames in a skeleton animation are defined in a list of skeleton animation frame structures, which are explained in the structure table below. They consist of a reference to a skeleton pose block, as well as a duration in milliseconds for that frame. This allows for variable-duration frames, which would typically be interpolated between by the animation engine.</text:p>
      <table:table table:name="Table55" table:style-name="Table55">
        <table:table-column table:style-name="Table55.A" table:number-columns-repeated="3"/>
        <table:table-column table:style-name="Table55.D"/>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Type</text:p>
          </table:table-cell>
          <table:table-cell table:style-name="Table55.D1" office:value-type="string">
            <text:p text:style-name="Table_20_Heading">Description</text:p>
          </table:table-cell>
        </table:table-row>
        <table:table-row>
          <table:table-cell table:style-name="Table55.A2" office:value-type="string">
            <text:p text:style-name="Table_20_Contents">0</text:p>
          </table:table-cell>
          <table:table-cell table:style-name="Table55.A2" office:value-type="string">
            <text:p text:style-name="Table_20_Contents">4</text:p>
          </table:table-cell>
          <table:table-cell table:style-name="Table55.A2" office:value-type="string">
            <text:p text:style-name="P3">BlockAddr</text:p>
          </table:table-cell>
          <table:table-cell table:style-name="Table55.D2" office:value-type="string">
            <text:p text:style-name="Table_20_Contents">ID of skeleton pose block.</text:p>
          </table:table-cell>
        </table:table-row>
        <table:table-row>
          <table:table-cell table:style-name="Table55.A2" office:value-type="string">
            <text:p text:style-name="Table_20_Contents">4</text:p>
          </table:table-cell>
          <table:table-cell table:style-name="Table55.A2" office:value-type="string">
            <text:p text:style-name="Table_20_Contents">2</text:p>
          </table:table-cell>
          <table:table-cell table:style-name="Table55.A2" office:value-type="string">
            <text:p text:style-name="Table_20_Contents">uint16</text:p>
          </table:table-cell>
          <table:table-cell table:style-name="Table55.D2" office:value-type="string">
            <text:p text:style-name="Table_20_Contents">Duration in milliseconds</text:p>
          </table:table-cell>
        </table:table-row>
      </table:table>
      <text:p text:style-name="Table">Table <text:sequence text:ref-name="refTable26" text:name="Table" text:formula="ooow:Table+1" style:num-format="1">27</text:sequence>: Structure of SkelAnimFrame elements.</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UVAnimFrame</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p text:style-name="Text_20_body">Mekk</text:p>
      <text:p text:style-name="Text_20_body"><text:soft-page-break/></text:p>
      <table:table table:name="Table56" table:style-name="Table56">
        <table:table-column table:style-name="Table56.A" table:number-columns-repeated="3"/>
        <table:table-column table:style-name="Table56.D"/>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Type</text:p>
          </table:table-cell>
          <table:table-cell table:style-name="Table56.D1" office:value-type="string">
            <text:p text:style-name="Table_20_Heading">Description</text:p>
          </table:table-cell>
        </table:table-row>
        <table:table-row>
          <table:table-cell table:style-name="Table56.A2" office:value-type="string">
            <text:p text:style-name="Table_20_Contents">0</text:p>
          </table:table-cell>
          <table:table-cell table:style-name="Table56.A2" office:value-type="string">
            <text:p text:style-name="Table_20_Contents">24</text:p>
          </table:table-cell>
          <table:table-cell table:style-name="Table56.A2" office:value-type="string">
            <text:p text:style-name="P1">Matrix3x2</text:p>
          </table:table-cell>
          <table:table-cell table:style-name="Table56.D2" office:value-type="string">
            <text:p text:style-name="Table_20_Contents">Two-dimensional UV transformation.</text:p>
          </table:table-cell>
        </table:table-row>
        <table:table-row>
          <table:table-cell table:style-name="Table56.A2" office:value-type="string">
            <text:p text:style-name="Table_20_Contents">24</text:p>
          </table:table-cell>
          <table:table-cell table:style-name="Table56.A2" office:value-type="string">
            <text:p text:style-name="Table_20_Contents">1</text:p>
          </table:table-cell>
          <table:table-cell table:style-name="Table56.A2" office:value-type="string">
            <text:p text:style-name="Table_20_Contents">uint16</text:p>
          </table:table-cell>
          <table:table-cell table:style-name="Table56.D2" office:value-type="string">
            <text:p text:style-name="Table_20_Contents">Duration in milliseconds</text:p>
          </table:table-cell>
        </table:table-row>
      </table:table>
      <text:p text:style-name="Text_20_body">Jidder</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27" text:name="Table" text:formula="ooow:Table+1" style:num-format="1">28</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Meta-data blocks</text:h>
      <text:p text:style-name="Text_20_body">The meta-data block is something that encoders can optionally include in an AWD document to define meta-data such as creation date, name and version of encoder et c. Only one meta-data block should exist in an AWD document, and it should occur at the very start of the block list.</text:p>
      <text:p text:style-name="Text_20_body">The structure is very simple, comprising only a numeric property list.</text:p>
      <text:p text:style-name="Text_20_body"/>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float" office:value="0">
            <text:p text:style-name="Table_20_Contents">0</text:p>
          </table:table-cell>
          <table:table-cell table:style-name="Table30.B2" office:value-type="string">
            <text:p text:style-name="Table_20_Contents">Variable</text:p>
          </table:table-cell>
          <table:table-cell table:style-name="Table30.B2" office:value-type="string">
            <text:p text:style-name="P1">NumAttrList</text:p>
          </table:table-cell>
          <table:table-cell table:style-name="Table30.D2" office:value-type="string">
            <text:p text:style-name="Table_20_Contents">Meta-data properties.</text:p>
          </table:table-cell>
        </table:table-row>
      </table:table>
      <text:p text:style-name="Text_20_body">The properties of a meta-data blocks are defined by the following table.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Table_20_Heading">ID</text:p>
          </table:table-cell>
          <table:table-cell table:style-name="Table31.A1" office:value-type="string">
            <text:p text:style-name="Table_20_Heading">Nam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string">
            <text:p text:style-name="Table_20_Contents">1</text:p>
          </table:table-cell>
          <table:table-cell table:style-name="Table31.A2" office:value-type="string">
            <text:p text:style-name="Table_20_Contents">Timestamp</text:p>
          </table:table-cell>
          <table:table-cell table:style-name="Table31.A2" office:value-type="string">
            <text:p text:style-name="Table_20_Contents">awd_uint32</text:p>
          </table:table-cell>
          <table:table-cell table:style-name="Table31.D2" office:value-type="string">
            <text:p text:style-name="Table_20_Contents">Generation date and time defined as seconds since the Epoch (00:00, 1/1 1970.)</text:p>
          </table:table-cell>
        </table:table-row>
        <table:table-row>
          <table:table-cell table:style-name="Table31.A2" office:value-type="string">
            <text:p text:style-name="Table_20_Contents">2</text:p>
          </table:table-cell>
          <table:table-cell table:style-name="Table31.A2" office:value-type="string">
            <text:p text:style-name="Table_20_Contents">Encoder name</text:p>
          </table:table-cell>
          <table:table-cell table:style-name="Table31.A2" office:value-type="string">
            <text:p text:style-name="P1">ConstString</text:p>
          </table:table-cell>
          <table:table-cell table:style-name="Table31.D2" office:value-type="string">
            <text:p text:style-name="Table_20_Contents">Name of encoder (i.e. the library or tool used to encode the AWD file, e.g. libawd.)</text:p>
          </table:table-cell>
        </table:table-row>
        <table:table-row>
          <table:table-cell table:style-name="Table31.A2" office:value-type="string">
            <text:p text:style-name="Table_20_Contents">3</text:p>
          </table:table-cell>
          <table:table-cell table:style-name="Table31.A2" office:value-type="string">
            <text:p text:style-name="Table_20_Contents">Encoder version</text:p>
          </table:table-cell>
          <table:table-cell table:style-name="Table31.A2" office:value-type="string">
            <text:p text:style-name="P1">ConstString</text:p>
          </table:table-cell>
          <table:table-cell table:style-name="Table31.D2" office:value-type="string">
            <text:p text:style-name="Table_20_Contents">Encoder version.</text:p>
          </table:table-cell>
        </table:table-row>
        <table:table-row>
          <table:table-cell table:style-name="Table31.A2" office:value-type="string">
            <text:p text:style-name="Table_20_Contents">4</text:p>
          </table:table-cell>
          <table:table-cell table:style-name="Table31.A2" office:value-type="string">
            <text:p text:style-name="Table_20_Contents">Generator name</text:p>
          </table:table-cell>
          <table:table-cell table:style-name="Table31.A2" office:value-type="string">
            <text:p text:style-name="P1">ConstString</text:p>
          </table:table-cell>
          <table:table-cell table:style-name="Table31.D2" office:value-type="string">
            <text:p text:style-name="Table_20_Contents">Name of generator (i.e. the tool used to create the content, e.g. Maya.)</text:p>
          </table:table-cell>
        </table:table-row>
        <table:table-row>
          <table:table-cell table:style-name="Table31.A2" office:value-type="string">
            <text:p text:style-name="Table_20_Contents">5</text:p>
          </table:table-cell>
          <table:table-cell table:style-name="Table31.A2" office:value-type="string">
            <text:p text:style-name="Table_20_Contents">Generator version</text:p>
          </table:table-cell>
          <table:table-cell table:style-name="Table31.A2" office:value-type="string">
            <text:p text:style-name="P1">ConstString</text:p>
          </table:table-cell>
          <table:table-cell table:style-name="Table31.D2" office:value-type="string">
            <text:p text:style-name="Table_20_Contents">Generator version.</text:p>
          </table:table-cell>
        </table:table-row>
      </table:table>
      <text:p text:style-name="Text_20_body">Jidder</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Endianness</text:h>
      <text:p text:style-name="Text_20_body">All numeric values in AWD are <text:span text:style-name="Emphasis">big-endian</text:span>. Little-endian numbers must never occur in an AWD file or stream.</text:p>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1767920526" text:style-name="L4">
        <text:list-item>
          <text:p text:style-name="P20">int8 and uint8</text:p>
        </text:list-item>
        <text:list-item>
          <text:p text:style-name="P20">int16 and uint16</text:p>
        </text:list-item>
        <text:list-item>
          <text:p text:style-name="P20">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620185760" text:style-name="L5">
        <text:list-item>
          <text:p text:style-name="P21">float32 and ufloat32</text:p>
        </text:list-item>
        <text:list-item>
          <text:p text:style-name="P21"><text:soft-page-break/>float64 and ufloat64</text:p>
        </text:list-item>
      </text:list>
      <text:p text:style-name="Text_20_body">Float values must always be encoded as IEEE-754 compliant floating point numbers.</text:p>
      <text:h text:style-name="Heading_20_3" text:outline-level="3">Booleans and true/false values</text:h>
      <text:p text:style-name="P8">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4">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4">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4">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4">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133069530" text:style-name="L6">
        <text:list-item>
          <text:p text:style-name="P22">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2">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5">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5">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5">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p text:style-name="Text_20_body">The AWD SDK has been created to aid and greatly simplify the creation of AWD importers and exporters. Furthermore, it exists to help prevent discrepancies between encoders and decoders. An AWD file that was encoded using the AWD SDK should be expected to structurally conform to the AWD specification, and the AWD SDK can be used to reliably decode a conforming AWD file.</text:p>
      <text:p text:style-name="Text_20_body">Whether the content is logically conforming (e.g. whether the contents of a data stream has been sequentially ordered in accordance with what the specification dictates) is still up to the encoder programmer. Below are the modules of the AWD SDK.</text:p>
      <text:p text:style-name="Text_20_body">For more information on the AWD SDK, how to build it and use it, see the AWD Google Code page. Below is a list of the programming languages supported in the AWD SDK.</text:p>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4">Yes</text:p>
          </table:table-cell>
          <table:table-cell table:style-name="Table35.D2" office:value-type="string">
            <text:p text:style-name="P4">No</text:p>
          </table:table-cell>
        </table:table-row>
        <text:soft-page-break/>
        <table:table-row>
          <table:table-cell table:style-name="Table35.A2" office:value-type="string">
            <text:p text:style-name="Table_20_Contents">Blender</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row>
          <table:table-cell table:style-name="Table35.A2" office:value-type="string">
            <text:p text:style-name="Table_20_Contents">Autodesk Maya</text:p>
          </table:table-cell>
          <table:table-cell table:style-name="Table35.A2" office:value-type="string">
            <text:p text:style-name="P5">Yes</text:p>
          </table:table-cell>
          <table:table-cell table:style-name="Table35.A2" office:value-type="string">
            <text:p text:style-name="P5">No</text:p>
          </table:table-cell>
          <table:table-cell table:style-name="Table35.D2" office:value-type="string">
            <text:p text:style-name="P5">No</text:p>
          </table:table-cell>
        </table:table-row>
      </table:table>
      <text:h text:style-name="Heading_20_2" text:outline-level="2">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text:soft-page-break/>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text:soft-page-break/>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2">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4">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4">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4">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4">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4">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4">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4">32-bit block length field.</text:p>
          </table:table-cell>
        </table:table-row>
      </table:table>
      <text:h text:style-name="Heading_20_3" text:outline-level="3"><text:soft-page-break/>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2">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4">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4">16-bit ID field</text:p>
          </table:table-cell>
        </table:table-row>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4">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2">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4">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4">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4">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4">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4">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9">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7-08T19:13:51</dc:date>
    <meta:editing-duration>PT1171H34M34S</meta:editing-duration>
    <meta:editing-cycles>799</meta:editing-cycles>
    <meta:generator>NeoOffice/3.1.2$Unix OpenOffice.org_project/Patch 8</meta:generator>
    <meta:print-date>2010-11-01T14:34:27</meta:print-date>
    <dc:title>Away3D Data format (AWD) specification</dc:title>
    <meta:document-statistic meta:table-count="46" meta:image-count="0" meta:object-count="0" meta:page-count="35" meta:paragraph-count="1320" meta:word-count="10407" meta:character-count="61298"/>
    <meta:user-defined meta:name="Info 1"/>
    <meta:user-defined meta:name="Info 2"/>
    <meta:user-defined meta:name="Info 3"/>
    <meta:user-defined meta:name="Info 4"/>
  </office:meta>
</office:document-meta>
</file>